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6">
      <style:text-properties fo:font-variant="normal" fo:text-transform="none" fo:color="#edb413" style:text-line-through-type="none" style:text-line-through-style="none" style:text-line-through-width="auto" style:text-line-through-color="font-color" style:text-position="0% 100%" fo:font-family="Forte" style:font-family-asian="STHupo" style:font-family-generic="script" style:font-pitch="variable" style:font-pitch-asian="variable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uhaus 93" style:font-family-generic="decorative" style:font-pitch="variable" fo:font-size="2.76389in" style:font-size-asian="2.76389in" style:font-size-complex="2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uhaus 93" style:font-family-generic="decorative" style:font-pitch="variable" fo:font-size="2.76389in" style:font-size-asian="2.76389in" style:font-size-complex="2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edb413" style:text-line-through-type="none" style:text-line-through-style="none" style:text-line-through-width="auto" style:text-line-through-color="font-color" style:text-position="0% 100%" fo:font-family="Forte" style:font-family-asian="STHupo" style:font-family-generic="script" style:font-pitch="variable" style:font-pitch-asian="variable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4" draw:name="TextBox 4" svg:x="4.52105in" svg:y="1.91597in" svg:width="4.38301in" svg:height="3.45003in">
          <draw:text-box>
            <text:p text:style-name="a383" text:class-names="" text:cond-style-name=""><text:span text:style-name="a381" text:class-names="">LAB</text:span><text:span text:style-name="a382" text:class-names=""/></text:p>
          </draw:text-box>
          <svg:title/>
          <svg:desc/>
        </draw:frame>
        <draw:frame draw:id="id64" draw:style-name="a388" draw:transform="translate(-1.92687in -0.8583in) rotate(-6.12543) translate(7.96353in 3.93908in)" draw:name="TextBox 5" svg:width="3.85374in" svg:height="1.7166in">
          <draw:text-box>
            <text:p text:style-name="a387" text:class-names="" text:cond-style-name=""><text:span text:style-name="a385" text:class-names="">phew</text:span><text:span text:style-name="a386" text:class-names=""/></text:p>
          </draw:text-box>
          <svg:title/>
          <svg:desc/>
        </draw:frame>
        <draw:custom-shape svg:x="5.10582in" svg:y="2.01456in" svg:width="1.50132in" svg:height="1.54831in" draw:id="id65" draw:style-name="a392" draw:name="Lightning Bolt 3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8472 0 L 12860 6080 11050 6797 16577 12007 14767 12877 21600 21600 10012 14915 12222 13987 5022 9705 7602 8382 0 3890 Z N" draw:text-areas="?f36 ?f38 ?f37 ?f39" draw:glue-points="?f22 ?f23 ?f24 ?f25 ?f26 ?f27 ?f28 ?f29 ?f30 ?f31 ?f32 ?f33 ?f34 ?f35" draw:glue-point-leaving-directions="-360, -360, -270, -270, -18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5 * 5022 / 21600"/>
            <draw:equation draw:name="f9" draw:formula="?f5 * 8472 / 21600"/>
            <draw:equation draw:name="f10" draw:formula="?f5 * 8757 / 21600"/>
            <draw:equation draw:name="f11" draw:formula="?f5 * 10012 / 21600"/>
            <draw:equation draw:name="f12" draw:formula="?f5 * 12860 / 21600"/>
            <draw:equation draw:name="f13" draw:formula="?f5 * 13917 / 21600"/>
            <draw:equation draw:name="f14" draw:formula="?f5 * 16577 / 21600"/>
            <draw:equation draw:name="f15" draw:formula="?f4 * 3890 / 21600"/>
            <draw:equation draw:name="f16" draw:formula="?f4 * 6080 / 21600"/>
            <draw:equation draw:name="f17" draw:formula="?f4 * 7437 / 21600"/>
            <draw:equation draw:name="f18" draw:formula="?f4 * 9705 / 21600"/>
            <draw:equation draw:name="f19" draw:formula="?f4 * 12007 / 21600"/>
            <draw:equation draw:name="f20" draw:formula="?f4 * 14277 / 21600"/>
            <draw:equation draw:name="f21" draw:formula="?f4 * 14915 / 21600"/>
            <draw:equation draw:name="f22" draw:formula="?f9 / ?f6"/>
            <draw:equation draw:name="f23" draw:formula="?f2 / ?f7"/>
            <draw:equation draw:name="f24" draw:formula="?f0 / ?f6"/>
            <draw:equation draw:name="f25" draw:formula="?f15 / ?f7"/>
            <draw:equation draw:name="f26" draw:formula="?f8 / ?f6"/>
            <draw:equation draw:name="f27" draw:formula="?f18 / ?f7"/>
            <draw:equation draw:name="f28" draw:formula="?f11 / ?f6"/>
            <draw:equation draw:name="f29" draw:formula="?f21 / ?f7"/>
            <draw:equation draw:name="f30" draw:formula="?f1 / ?f6"/>
            <draw:equation draw:name="f31" draw:formula="?f3 / ?f7"/>
            <draw:equation draw:name="f32" draw:formula="?f14 / ?f6"/>
            <draw:equation draw:name="f33" draw:formula="?f19 / ?f7"/>
            <draw:equation draw:name="f34" draw:formula="?f12 / ?f6"/>
            <draw:equation draw:name="f35" draw:formula="?f16 / ?f7"/>
            <draw:equation draw:name="f36" draw:formula="?f10 / ?f6"/>
            <draw:equation draw:name="f37" draw:formula="?f13 / ?f6"/>
            <draw:equation draw:name="f38" draw:formula="?f17 / ?f7"/>
            <draw:equation draw:name="f39" draw:formula="?f20 / ?f7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91" draw:style="linear" draw:angle="0" draw:start-color="#81b861" draw:end-color="#6fb242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Faez, S. (Sanli)</meta:initial-creator>
    <dc:creator>Faez, S. (Sanli)</dc:creator>
    <meta:creation-date>2020-04-12T13:42:00Z</meta:creation-date>
    <dc:date>2020-04-12T13:57:56Z</dc:date>
    <meta:editing-cycles>1</meta:editing-cycles>
    <meta:editing-duration>PT956S</meta:editing-duration>
    <meta:document-statistic meta:paragraph-count="2" meta:word-count="2"/>
  </office:meta>
</office:document-meta>
</file>